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RangeQuery.getLowerTer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ameRangeQuery.getLowerLocalNameTer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RangeQuery.getNamespace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RangeQuery.toString( String fiel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meRangeQuery.NameRangeQuery( Name lowerName , Name upperName , boolean inclusive , IndexFormatVersion version , NamespaceMappings nsMappin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ameRangeQuery.getUpperTer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ameRangeQuery.rewrite( Index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ameRangeQuery.getUpperLocalNameTer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